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8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wan</text:p>
          </table:table-cell>
          <table:table-cell office:value-type="string">
            <text:p>link</text:p>
          </table:table-cell>
          <table:table-cell office:value-type="string">
            <text:p>wan</text:p>
          </table:table-cell>
          <table:table-cell table:number-columns-repeated="2"/>
        </table:table-row>
        <table:table-row table:style-name="ro1">
          <table:table-cell office:value-type="string">
            <text:p>site</text:p>
          </table:table-cell>
          <table:table-cell office:value-type="string">
            <text:p>building</text:p>
          </table:table-cell>
          <table:table-cell office:value-type="string">
            <text:p>Provence</text:p>
          </table:table-cell>
          <table:table-cell table:number-columns-repeated="2"/>
        </table:table-row>
        <table:table-row table:style-name="ro1">
          <table:table-cell office:value-type="string">
            <text:p>lan</text:p>
          </table:table-cell>
          <table:table-cell office:value-type="string">
            <text:p>link</text:p>
          </table:table-cell>
          <table:table-cell office:value-type="string">
            <text:p>LAN Provence</text:p>
          </table:table-cell>
          <table:table-cell office:value-type="string">
            <text:p>deployed on</text:p>
          </table:table-cell>
          <table:table-cell office:value-type="string">
            <text:p>Provence</text:p>
          </table:table-cell>
        </table:table-row>
        <table:table-row table:style-name="ro2">
          <table:table-cell office:value-type="string">
            <text:p>hardware</text:p>
          </table:table-cell>
          <table:table-cell office:value-type="string">
            <text:p>infra</text:p>
          </table:table-cell>
          <table:table-cell office:value-type="string">
            <text:p>ESX1</text:p>
          </table:table-cell>
          <table:table-cell office:value-type="string">
            <text:p>deployed on</text:p>
          </table:table-cell>
          <table:table-cell office:value-type="string">
            <text:p>Provence</text:p>
          </table:table-cell>
        </table:table-row>
        <table:table-row table:style-name="ro2">
          <table:table-cell office:value-type="string">
            <text:p>hardware</text:p>
          </table:table-cell>
          <table:table-cell office:value-type="string">
            <text:p>infra</text:p>
          </table:table-cell>
          <table:table-cell office:value-type="string">
            <text:p>ESX2</text:p>
          </table:table-cell>
          <table:table-cell office:value-type="string">
            <text:p>deployed on</text:p>
          </table:table-cell>
          <table:table-cell office:value-type="string">
            <text:p>Provence</text:p>
          </table:table-cell>
        </table:table-row>
        <table:table-row table:style-name="ro2">
          <table:table-cell office:value-type="string">
            <text:p>hardware</text:p>
          </table:table-cell>
          <table:table-cell office:value-type="string">
            <text:p>infra</text:p>
          </table:table-cell>
          <table:table-cell office:value-type="string">
            <text:p>ESX3</text:p>
          </table:table-cell>
          <table:table-cell office:value-type="string">
            <text:p>deployed on</text:p>
          </table:table-cell>
          <table:table-cell office:value-type="string">
            <text:p>Provence</text:p>
          </table:table-cell>
        </table:table-row>
        <table:table-row table:style-name="ro2">
          <table:table-cell office:value-type="string">
            <text:p>hardware</text:p>
          </table:table-cell>
          <table:table-cell office:value-type="string">
            <text:p>infra</text:p>
          </table:table-cell>
          <table:table-cell office:value-type="string">
            <text:p>ssiegebatdta01</text:p>
          </table:table-cell>
          <table:table-cell office:value-type="string">
            <text:p>deployed on</text:p>
          </table:table-cell>
          <table:table-cell office:value-type="string">
            <text:p>Proven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irtualisation</text:p>
          </table:table-cell>
          <table:table-cell office:value-type="string">
            <text:p>service</text:p>
          </table:table-cell>
          <table:table-cell office:value-type="string">
            <text:p>vmware</text:p>
          </table:table-cell>
          <table:table-cell office:value-type="string">
            <text:p>deployed on</text:p>
          </table:table-cell>
          <table:table-cell office:value-type="string">
            <text:p>ESX1</text:p>
          </table:table-cell>
        </table:table-row>
        <table:table-row table:style-name="ro1">
          <table:table-cell office:value-type="string">
            <text:p>virtualisation</text:p>
          </table:table-cell>
          <table:table-cell office:value-type="string">
            <text:p>service</text:p>
          </table:table-cell>
          <table:table-cell office:value-type="string">
            <text:p>vmware</text:p>
          </table:table-cell>
          <table:table-cell office:value-type="string">
            <text:p>deployed on</text:p>
          </table:table-cell>
          <table:table-cell office:value-type="string">
            <text:p>ESX2</text:p>
          </table:table-cell>
        </table:table-row>
        <table:table-row table:style-name="ro1">
          <table:table-cell office:value-type="string">
            <text:p>virtualisation</text:p>
          </table:table-cell>
          <table:table-cell office:value-type="string">
            <text:p>service</text:p>
          </table:table-cell>
          <table:table-cell office:value-type="string">
            <text:p>vmware</text:p>
          </table:table-cell>
          <table:table-cell office:value-type="string">
            <text:p>deployed on</text:p>
          </table:table-cell>
          <table:table-cell office:value-type="string">
            <text:p>ESX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infra</text:p>
          </table:table-cell>
          <table:table-cell office:value-type="string">
            <text:p>ssiegebatapp01</text:p>
          </table:table-cell>
          <table:table-cell office:value-type="string">
            <text:p>deployed on</text:p>
          </table:table-cell>
          <table:table-cell office:value-type="string">
            <text:p>vmwa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orage</text:p>
          </table:table-cell>
          <table:table-cell office:value-type="string">
            <text:p>service</text:p>
          </table:table-cell>
          <table:table-cell office:value-type="string">
            <text:p>sqlserver</text:p>
          </table:table-cell>
          <table:table-cell office:value-type="string">
            <text:p>deployed on</text:p>
          </table:table-cell>
          <table:table-cell office:value-type="string">
            <text:p>ssiegebatdta01</text:p>
          </table:table-cell>
        </table:table-row>
        <table:table-row table:style-name="ro1">
          <table:table-cell office:value-type="string">
            <text:p>mail</text:p>
          </table:table-cell>
          <table:table-cell office:value-type="string">
            <text:p>service</text:p>
          </table:table-cell>
          <table:table-cell office:value-type="string">
            <text:p>ftgate</text:p>
          </table:table-cell>
          <table:table-cell office:value-type="string">
            <text:p>deployed on</text:p>
          </table:table-cell>
          <table:table-cell office:value-type="string">
            <text:p>ssiegebatdta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iebel</text:p>
          </table:table-cell>
          <table:table-cell office:value-type="string">
            <text:p>uses</text:p>
          </table:table-cell>
          <table:table-cell office:value-type="string">
            <text:p>ftgate</text:p>
          </table:table-cell>
        </table:table-row>
        <table:table-row table:style-name="ro2">
          <table:table-cell table:number-columns-repeated="2"/>
          <table:table-cell office:value-type="string">
            <text:p>Siebel</text:p>
          </table:table-cell>
          <table:table-cell office:value-type="string">
            <text:p>uses</text:p>
          </table:table-cell>
          <table:table-cell office:value-type="string">
            <text:p>sqlserver</text:p>
          </table:table-cell>
        </table:table-row>
        <table:table-row table:style-name="ro1">
          <table:table-cell office:value-type="string">
            <text:p>crm</text:p>
          </table:table-cell>
          <table:table-cell office:value-type="string">
            <text:p>application</text:p>
          </table:table-cell>
          <table:table-cell office:value-type="string">
            <text:p>Siebel</text:p>
          </table:table-cell>
          <table:table-cell office:value-type="string">
            <text:p>deployed on</text:p>
          </table:table-cell>
          <table:table-cell office:value-type="string">
            <text:p>ssiegebatdta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erme vm</text:p>
          </table:table-cell>
          <table:table-cell office:value-type="string">
            <text:p>service</text:p>
          </table:table-cell>
          <table:table-cell office:value-type="string">
            <text:p>SIEGE</text:p>
          </table:table-cell>
          <table:table-cell office:value-type="string">
            <text:p>uses</text:p>
          </table:table-cell>
          <table:table-cell office:value-type="string">
            <text:p>vmware1</text:p>
          </table:table-cell>
        </table:table-row>
        <table:table-row table:style-name="ro1">
          <table:table-cell table:number-columns-repeated="4"/>
          <table:table-cell office:value-type="string">
            <text:p>vmware1</text:p>
          </table:table-cell>
        </table:table-row>
        <table:table-row table:style-name="ro1">
          <table:table-cell table:number-columns-repeated="4"/>
          <table:table-cell office:value-type="string">
            <text:p>vmware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/10/2012</text:date>, <text:time>23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hauffour</meta:initial-creator>
    <meta:creation-date>2012-10-04T22:59:35.82</meta:creation-date>
    <dc:date>2012-10-04T23:33:30.93</dc:date>
    <dc:creator>Marc Chauffour</dc:creator>
    <meta:editing-duration>PT14M54S</meta:editing-duration>
    <meta:editing-cycles>1</meta:editing-cycles>
    <meta:document-statistic meta:table-count="3" meta:cell-count="79" meta:object-count="0"/>
    <meta:generator>OpenOffice.org/3.4.1$Win32 OpenOffice.org_project/341m1$Build-9593</meta:generator>
  </office:meta>
</office:document-meta>
</file>